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7000001D07E605868AD809D0B.png" manifest:media-type="image/png"/>
  <manifest:file-entry manifest:full-path="Pictures/1000000000000267000001D0147C5B76C0A8F31D.png" manifest:media-type="image/png"/>
  <manifest:file-entry manifest:full-path="Pictures/1000000000000267000001D070304786ED51595F.png" manifest:media-type="image/png"/>
  <manifest:file-entry manifest:full-path="Pictures/1000000000000267000001D0789FD5DA203D00F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3.018cm" svg:height="9.821cm" draw:z-index="0"><draw:image xlink:href="Pictures/1000000000000267000001D0147C5B76C0A8F31D.png" xlink:type="simple" xlink:show="embed" xlink:actuate="onLoad"/></draw:frame><draw:frame draw:style-name="fr2" draw:name="Изображение2" text:anchor-type="paragraph" svg:x="4.29cm" svg:y="12.654cm" svg:width="9.118cm" svg:height="6.879cm" draw:z-index="1"><draw:image xlink:href="Pictures/1000000000000267000001D070304786ED51595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Изображение3" text:anchor-type="paragraph" svg:width="13.018cm" svg:height="9.821cm" draw:z-index="2"><draw:image xlink:href="Pictures/1000000000000267000001D0789FD5DA203D00F0.png" xlink:type="simple" xlink:show="embed" xlink:actuate="onLoad"/></draw:frame><text:soft-page-break/></text:p>
      <text:p text:style-name="Standard"/>
      <text:p text:style-name="Standard"/>
      <text:p text:style-name="Standard"><draw:frame draw:style-name="fr2" draw:name="Изображение4" text:anchor-type="paragraph" svg:x="2.369cm" svg:y="0.039cm" svg:width="13.018cm" svg:height="9.821cm" draw:z-index="3"><draw:image xlink:href="Pictures/1000000000000267000001D07E605868AD809D0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5T20:43:56.303000000</meta:creation-date>
    <dc:date>2019-05-05T20:47:06.222000000</dc:date>
    <meta:editing-duration>PT3M10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5.3.3.2$Windows_x86 LibreOffice_project/3d9a8b4b4e538a85e0782bd6c2d430bafe583448</meta:generator>
  </office:meta>
</office:document-meta>
</file>